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Bitstream Charter" svg:font-family="'Bitstream Charter'" style:font-family-generic="roman" style:font-pitch="variable"/>
    <style:font-face style:name="Caladea" svg:font-family="Calade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Caladea" fo:language="de" fo:country="DE" officeooo:rsid="002063fd" officeooo:paragraph-rsid="002063fd" style:font-size-asian="10.5pt" style:font-weight-asian="normal"/>
    </style:style>
    <style:style style:name="P2" style:family="paragraph" style:parent-style-name="Standard">
      <style:text-properties style:font-name="Caladea" fo:language="de" fo:country="DE" officeooo:rsid="0023509a" officeooo:paragraph-rsid="0023509a" style:font-size-asian="10.5pt" style:font-weight-asian="normal"/>
    </style:style>
    <style:style style:name="P3" style:family="paragraph" style:parent-style-name="Standard">
      <style:text-properties style:font-name="Caladea" fo:language="de" fo:country="DE" officeooo:rsid="0021dd1c" officeooo:paragraph-rsid="0021dd1c" style:font-size-asian="10.5pt" style:font-weight-asian="normal"/>
    </style:style>
    <style:style style:name="P4" style:family="paragraph" style:parent-style-name="Standard">
      <style:text-properties style:font-name="Caladea" fo:language="de" fo:country="DE" officeooo:rsid="00252b58" officeooo:paragraph-rsid="00252b58" style:font-size-asian="10.5pt" style:font-weight-asian="normal"/>
    </style:style>
    <style:style style:name="P5" style:family="paragraph" style:parent-style-name="Standard">
      <style:text-properties style:font-name="Caladea" fo:language="de" fo:country="DE" officeooo:rsid="002597a5" officeooo:paragraph-rsid="002597a5" style:font-size-asian="10.5pt" style:font-weight-asian="normal"/>
    </style:style>
    <style:style style:name="P6" style:family="paragraph" style:parent-style-name="Standard">
      <style:text-properties style:font-name="Caladea" fo:language="de" fo:country="DE" officeooo:rsid="00259c93" officeooo:paragraph-rsid="00259c93" style:font-size-asian="10.5pt" style:font-weight-asian="normal"/>
    </style:style>
    <style:style style:name="P7" style:family="paragraph" style:parent-style-name="Standard">
      <style:text-properties style:font-name="Caladea" fo:language="de" fo:country="DE" officeooo:rsid="00259c93" officeooo:paragraph-rsid="0027c95e" style:font-size-asian="10.5pt" style:font-weight-asian="normal"/>
    </style:style>
    <style:style style:name="P8" style:family="paragraph" style:parent-style-name="Standard">
      <style:text-properties style:font-name="Caladea" fo:language="de" fo:country="DE" officeooo:rsid="0025a32b" officeooo:paragraph-rsid="0025a32b" style:font-size-asian="10.5pt" style:font-weight-asian="normal"/>
    </style:style>
    <style:style style:name="P9" style:family="paragraph" style:parent-style-name="Standard">
      <style:paragraph-properties fo:text-align="justify" style:justify-single-word="false"/>
      <style:text-properties style:font-name="Caladea" fo:language="de" fo:country="DE" officeooo:rsid="0025a32b" officeooo:paragraph-rsid="0025d00a" style:font-size-asian="10.5pt" style:font-weight-asian="normal"/>
    </style:style>
    <style:style style:name="P10" style:family="paragraph" style:parent-style-name="Standard">
      <style:paragraph-properties fo:text-align="justify" style:justify-single-word="false"/>
      <style:text-properties style:font-name="Caladea" fo:language="de" fo:country="DE" officeooo:rsid="0027c95e" officeooo:paragraph-rsid="00284cd6" style:font-size-asian="10.5pt" style:font-weight-asian="normal"/>
    </style:style>
    <style:style style:name="P11" style:family="paragraph" style:parent-style-name="Standard">
      <style:paragraph-properties fo:text-align="justify" style:justify-single-word="false"/>
      <style:text-properties style:font-name="Caladea" fo:language="de" fo:country="DE" officeooo:rsid="0027c95e" officeooo:paragraph-rsid="002a2748" style:font-size-asian="10.5pt" style:font-weight-asian="normal"/>
    </style:style>
    <style:style style:name="P12" style:family="paragraph" style:parent-style-name="Standard">
      <style:text-properties style:font-name="Caladea" fo:language="de" fo:country="DE" officeooo:rsid="00284cd6" officeooo:paragraph-rsid="00284cd6" style:font-size-asian="10.5pt" style:font-weight-asian="normal"/>
    </style:style>
    <style:style style:name="P13" style:family="paragraph" style:parent-style-name="Standard">
      <style:paragraph-properties fo:break-before="page"/>
      <style:text-properties style:font-name="Caladea" fo:language="de" fo:country="DE" officeooo:rsid="002597a5" officeooo:paragraph-rsid="002597a5" style:font-size-asian="10.5pt" style:font-weight-asian="normal"/>
    </style:style>
    <style:style style:name="P14" style:family="paragraph" style:parent-style-name="Standard">
      <style:paragraph-properties fo:text-align="justify" style:justify-single-word="false" fo:break-before="page"/>
      <style:text-properties style:font-name="Caladea" fo:language="de" fo:country="DE" officeooo:rsid="00259c93" officeooo:paragraph-rsid="0025d00a" style:font-size-asian="10.5pt" style:font-weight-asian="normal"/>
    </style:style>
    <style:style style:name="T1" style:family="text">
      <style:text-properties officeooo:rsid="0023509a"/>
    </style:style>
    <style:style style:name="T2" style:family="text">
      <style:text-properties officeooo:rsid="002453b9"/>
    </style:style>
    <style:style style:name="T3" style:family="text">
      <style:text-properties officeooo:rsid="00259c93"/>
    </style:style>
    <style:style style:name="T4" style:family="text">
      <style:text-properties officeooo:rsid="0025a32b"/>
    </style:style>
    <style:style style:name="T5" style:family="text">
      <style:text-properties officeooo:rsid="0025d00a"/>
    </style:style>
    <style:style style:name="T6" style:family="text">
      <style:text-properties officeooo:rsid="00284cd6"/>
    </style:style>
    <style:style style:name="T7" style:family="text">
      <style:text-properties officeooo:rsid="00297abc"/>
    </style:style>
    <style:style style:name="T8" style:family="text">
      <style:text-properties officeooo:rsid="002a27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dge Pattern</text:p>
      <text:p text:style-name="P2">Die einzelnen Pizzaklassen unterscheiden sich nur geringfügig von einander, dennoch muss jede einzelne Pizzaklasse einzeln implementiert werden, um den Bridge Pattern gerecht zu werden.</text:p>
      <text:p text:style-name="P1"/>
      <text:p text:style-name="P1"/>
      <text:p text:style-name="P1">Visitor Pattern</text:p>
      <text:p text:style-name="P1"/>
      <text:p text:style-name="P3">Wenn eine neue Pizzaklasse (concrete element) hinzugfügt wird, dann muss jeder exestierende Koch (visitor) erweitert werden, damit <text:span text:style-name="T1">dieser</text:span> auf die neue Pizzaklasse reagieren kann. Das führt dazu dass mit jeder neuen Pizzaklassen der <text:span text:style-name="T1">U</text:span>mfang de<text:span text:style-name="T1">r</text:span> Koch<text:span text:style-name="T1">klassen</text:span> steigt. </text:p>
      <text:p text:style-name="P1"/>
      <text:p text:style-name="P1"/>
      <text:p text:style-name="P1">Erwins 4)</text:p>
      <text:p text:style-name="P2">information in Klassen statt Objekten</text:p>
      <text:p text:style-name="P2">Bridge Pattern auf Seiten des Implementierers</text:p>
      <text:p text:style-name="P2">-&gt; In Dateien (JSON oder XML)</text:p>
      <text:p text:style-name="P2">-&gt; oder Datenbanken</text:p>
      <text:p text:style-name="P2"/>
      <text:p text:style-name="P2">Visitor verlagert informationen oder funktionen auf eine andere klasse die aber eigentlich für die aufrufende klasse bestimmt ist.</text:p>
      <text:p text:style-name="P2">--<text:span text:style-name="T2">&gt; die concrete elements müssen </text:span></text:p>
      <text:p text:style-name="P2"/>
      <text:p text:style-name="P2"/>
      <text:p text:style-name="P2"/>
      <text:p text:style-name="P2">Pattern </text:p>
      <text:p text:style-name="P2">--&gt; solten nur gezielt eingesetzt werden</text:p>
      <text:p text:style-name="P2">----&gt;kann mehrfachen code vermeiden</text:p>
      <text:p text:style-name="P2">----&gt;ermöglichen die wiederverwendung von code</text:p>
      <text:p text:style-name="P2">--&gt; nicht weiträumig</text:p>
      <text:p text:style-name="P2">----&gt; führt zur unklarheiten oder verwierung </text:p>
      <text:p text:style-name="P2">----&gt; lange einarbeitungszeit</text:p>
      <text:p text:style-name="P2">----&gt; hoher performance einbussen</text:p>
      <text:p text:style-name="P2">--&gt; man muss nicht alles in ein pattern packen</text:p>
      <text:p text:style-name="P2">--&gt; pattern erzeugen einen overhead wegen der auflösung von methoden aufrufen zur lauzeit</text:p>
      <text:p text:style-name="P2"/>
      <text:p text:style-name="P4">Nutzung von Pattern</text:p>
      <text:p text:style-name="P4">--&gt; erweiterbarkeit gewährleisten</text:p>
      <text:p text:style-name="P4">--&gt;Modularere aufbau ermöglicht austausch von komponenten</text:p>
      <text:p text:style-name="P4">--&gt;</text:p>
      <text:p text:style-name="P4"/>
      <text:p text:style-name="P5"/>
      <text:p text:style-name="P13"/>
      <text:p text:style-name="P13">Struktur</text:p>
      <text:p text:style-name="P5"/>
      <text:p text:style-name="P5">Vorteil von Pattern </text:p>
      <text:p text:style-name="P5">kann code vermeiden, wieder verwendbarkeit</text:p>
      <text:p text:style-name="P5">bestehender code kann erweitert werden z.B. durch module</text:p>
      <text:p text:style-name="P5">bieten <text:span text:style-name="T3">korrekte implementations ansetzte die problem unspezifisch sind</text:span></text:p>
      <text:p text:style-name="P5"/>
      <text:p text:style-name="P5"/>
      <text:p text:style-name="P5">Problem mit den Pattern</text:p>
      <text:p text:style-name="P5">Klassen erhalten informationen nicht Objekte z.B. Bridge</text:p>
      <text:p text:style-name="P5">Verstreung von informationen auf mehrere Klassen z.B. Visitor</text:p>
      <text:p text:style-name="P5">-&gt; führt zur verwiedrung</text:p>
      <text:p text:style-name="P5">overhead der performance</text:p>
      <text:p text:style-name="P8">benötigt entwicklungszeit (analyse implementierung)</text:p>
      <text:p text:style-name="P7">geschachtelte Pattern führen zur erhöhten complexität</text:p>
      <text:p text:style-name="P8"/>
      <text:p text:style-name="P8">Abgeschlosssene Struktur benötigt kein Design Pattern.</text:p>
      <text:p text:style-name="P5"/>
      <text:p text:style-name="P12">Abwägen was gemacht werden soll</text:p>
      <text:p text:style-name="P5"/>
      <text:p text:style-name="P5">Gezielt einsetzten</text:p>
      <text:p text:style-name="P4"/>
      <text:p text:style-name="P5">Fazit</text:p>
      <text:p text:style-name="P5">--&gt; Pattern sollten geziehlt eingesetzt werden</text:p>
      <text:p text:style-name="P6"/>
      <text:p text:style-name="P14">Entwurfsmuster bieten eine Problem unspezifische Struktur, die von anderen Entwicklern erkennbar ist <text:span text:style-name="T4">und er</text:span>möglichen die <text:span text:style-name="T4">Wieder</text:span>verwendung von bestehende<text:span text:style-name="T4">m</text:span> Quellcode. <text:span text:style-name="T4">Dennoch kann der übermäßige oder unpassende Einsatz von Design Pattern </text:span><text:s/><text:span text:style-name="T4">zur erhöhten Komplexität des Quellcodes führen. Im Folgenden wird die korrekte Arbeitsweise und die Code-and-Fix Arbeitweise verglichen, mit dem Fokus auf dem Einsatz von Entwurfmuster.</text:span></text:p>
      <text:p text:style-name="P9"><text:tab/>Entwurfsmuster können durch Bennung und Aufbau von einem Entwickler schnell erkannt werden. Durch die Wiedererkennung des Patterns muss der Entwickler sich nicht den gesamten Quellcode durch gehen, sondern nur den Teil des Quellcodes, für den sich der Entwickler interessiert. Dadurch kann der Entwickler den Quellcode <text:span text:style-name="T5">in geringer Zeit</text:span> anpassen <text:span text:style-name="T5">oder erweitern. Bei der Erweiterung kann z.B. das Adapterpattern benutzt werden um bestehende Klassen zu erweitern oder anzupassen. Wenn sich nun der Entwickler auch bei seiner Änderung an das Entwicklungsmuster hält, dann Bleibt der Quellcode auch für folgende Entwickler in einem wiedererkennbaren Zustand.</text:span></text:p>
      <text:p text:style-name="P9"><text:span text:style-name="T5"><text:tab/>Dieses Beispielt zeigt das Entwicklungspattern das gezeielte Ändern einer bestehden Implementierung erleichtern und den Zeitaufwand verringern können. Trotzdessen werden Entwurfsmuster nicht von allen Entwcklern eingesetzt. Dies geschieht nicht Grundlos und kann auf mehrere Probleme zurückgeführt werden. Im Folgenden möchte ich die Probleme bennenen und beschreiben die mir im Besonderen aufgefallen sind.</text:span></text:p>
      <text:p text:style-name="P10"><text:tab/>Eines der Probleme meiner Meinung nach ist die übliche Zeitlichepositionierung der Patternauswahl. Ein normaler Entwickler wird meist ein Problem geschildert, <text:span text:style-name="T6">das dieser bewältigen soll. Nun arbeitet sich der Entwickler in das Problem ein und überlägt sich mögliche Implemenationen wie er das Problem lösen könnte. Als nächstes gibt es zwei möglichkeiten was der Entwickler als nächstes machen könnte. Entweder er Programmiert seine Implementierung oder er überlegt sich ein passendes Entwicklungsmuster. Ersteres wird oft als Code-and-Fix bezeichnet und zweiteres als die korrekte Arbeitsweise.</text:span></text:p>
      <text:p text:style-name="P10"><text:span text:style-name="T6"><text:tab/>Die korrekten Arbeitsweise hat das Problem, das ein weitere Problemlösung (Auswahl des Entwurfsmuster), zwischen die überlegegungen des Hauptproblems und dessen Umsetzung gelegt wird. Das bewirkt zwei Kontext wechsel beim Programmierer einer seit von dem Hauptproblem zur Auswahl des Entwurfsmusters und zurück. Dies führt zu einem Zeitlichenverlusst des Entwicklers. Weiterhin könnte der Entwickler überlegungen vergessen die er vor der Auswahl des Entwufsmusters für das Hauptproblem getroffen hat und muss sich erneut in das Hauptproblem einarbeiten. Weiterhin besteht die möglichkeit das bei der Auswahl des Entwurfsmusters ein unpassendes Entwurfsmuser gewählt wurde und sich dies erst während der Implementierung zeigt. Entweder könnte es hingenommen werden und die Implementierung an dem unpassenden Entwurfsmuster angepasst werden, was die lesbarkeit des Quellcodes veringert oder es wird ein passendes Entwurfsmuster ausgewählt, dafür muss aber das bestehende Entwurfsmuster und die Implementierung verworfen werden. Der letztere Fall führt dabei zu einem enormen Zeitlichenverlust. </text:span></text:p>
      <text:p text:style-name="P11"><text:tab/><text:span text:style-name="T7">Die Code-and-Fix Lösung, die im Folgenden als Protoyping bezeichnet wird, hat keinen Kontextwechsel zwischen der Analyse des Hauptproblems und dessen Umsetzung, hat aber das Problem das kein Entwurfsmuster zum Zeitpunkt der ersten Implementation vorliegt, dies erschwert die Einarbeitung in den Quellcode für Zukünftige Nutzer. Um dieses Problem zu beseitigen muss nach der ersten Implementierung (Prototype), überlegt werden ob der Einsatz eines Entwurfsmuster zur Strukturierung des Quellcode eingesetz werden soll. Der im Protoype erstellte Quellcode kann dann beim Einsatz eines Entwurfmuster auf diesen Abstrahiert werden, da der Entwickler noch keine feste Quellcodestruktur zum Zeitpunkt des Protoypes erstellt haben sollte und nur funktionen in Methoden kapseln sollte. Das Hauptproblem bei dieser vorgehensweise ist, das die nötige Zeit zur Entwurfmusterauswahl nach der Prototype implementation einberechnet werden muss. Zeitlicher druck wird dazu führen, dass das Problem frühzeitig als beendet erklärt wird und der Prototype als fertige Lösung übergeben wird. Dies führt dazu das Quellcode unstruckturiert liegen gelassen wird </text:span><text:soft-page-break/><text:span text:style-name="T7">und dieser für zukünftige Entwickler schwerer zu verstehen ist und diese somit eine längere Einarbeitungszeit haben. <text:s/>Im Gegensatz dazu kann die Lösung bei der korrekten Arbeitweise erst übergeben werden, wenn die Struktur schon eingeplannt ist, da diese vor der Implementierung umgesetzt wird. Dabei ist auch zusehen, das bei der korrekten Arbeitweise die Implementierung an das Entwurfmuster angepasst wird und beim Prototyping das Entwurfmuster an der Implementierung. </text:span></text:p>
      <text:p text:style-name="P10"><text:tab/><text:span text:style-name="T8">Die Endgültige Auswahl liegt beim Entwickler, dieser kann entscheiden welche Vorgehensweise er für sich bevorzu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Bitstream Charter" svg:font-family="'Bitstream Charter'" style:font-family-generic="roman" style:font-pitch="variable"/>
    <style:font-face style:name="Caladea" svg:font-family="Calade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oxar </meta:initial-creator>
    <meta:creation-date>2013-12-11T19:46:24.928940433</meta:creation-date>
    <meta:generator>LibreOffice/4.1.4.2$Linux_X86_64 LibreOffice_project/410$Build-2</meta:generator>
    <dc:date>2014-01-06T15:26:12.917384318</dc:date>
    <dc:creator>groxar </dc:creator>
    <meta:editing-duration>PT2H59M3S</meta:editing-duration>
    <meta:editing-cycles>3</meta:editing-cycles>
    <meta:document-statistic meta:table-count="0" meta:image-count="0" meta:object-count="0" meta:page-count="5" meta:paragraph-count="49" meta:word-count="929" meta:character-count="6825" meta:non-whitespace-character-count="5943"/>
  </office:meta>
</office:document-meta>
</file>